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99.6pt"/>
    </style:style>
    <style:style style:name="co7" style:family="table-column">
      <style:table-column-properties fo:break-before="auto" style:column-width="33.59pt"/>
    </style:style>
    <style:style style:name="co8" style:family="table-column">
      <style:table-column-properties fo:break-before="auto" style:column-width="44.96pt"/>
    </style:style>
    <style:style style:name="co9" style:family="table-column">
      <style:table-column-properties fo:break-before="auto" style:column-width="46.94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96.94pt"/>
    </style:style>
    <style:style style:name="co12" style:family="table-column">
      <style:table-column-properties fo:break-before="auto" style:column-width="35.6pt"/>
    </style:style>
    <style:style style:name="co13" style:family="table-column">
      <style:table-column-properties fo:break-before="auto" style:column-width="417.74pt"/>
    </style:style>
    <style:style style:name="co1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13.75pt"/>
    </style:style>
    <style:style style:name="co16" style:family="table-column">
      <style:table-column-properties fo:break-before="auto" style:column-width="72pt"/>
    </style:style>
    <style:style style:name="co17" style:family="table-column">
      <style:table-column-properties fo:break-before="auto" style:column-width="74.64pt"/>
    </style:style>
    <style:style style:name="co18" style:family="table-column">
      <style:table-column-properties fo:break-before="auto" style:column-width="71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</office:automatic-styles>
  <office:body>
    <office:spreadsheet>
      <table:calculation-settings table:automatic-find-labels="false"/>
      <table:table table:name="score" table:style-name="ta1"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4"/>
          <table:table-cell table:style-name="Default" office:value-type="string" calcext:value-type="string">
            <text:p>po refactoringu</text:p>
          </table:table-cell>
          <table:table-cell office:value-type="string" calcext:value-type="string">
            <text:p>Improvement 1</text:p>
          </table:table-cell>
          <table:table-cell office:value-type="string" calcext:value-type="string">
            <text:p>Pripraveno – not yet don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ncurrentHashMap</text:p>
          </table:table-cell>
          <table:table-cell table:formula="of:=['po-refactoringu'.E2]/['po-refactoringu'.E8]" office:value-type="float" office:value="0.5271907227832" calcext:value-type="float">
            <text:p>0.527191</text:p>
          </table:table-cell>
          <table:table-cell table:formula="of:=[improvment1.E2]/[improvment1.$E$8]" office:value-type="float" office:value="0.612110730283071" calcext:value-type="float">
            <text:p>0.6121107303</text:p>
          </table:table-cell>
          <table:table-cell table:formula="of:=[improvment2.E2]/[improvment2.$E$8]" office:value-type="float" office:value="0.555874647682678" calcext:value-type="float">
            <text:p>0.55587464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bTreeMap</text:p>
          </table:table-cell>
          <table:table-cell table:formula="of:=['po-refactoringu'.E3]/['po-refactoringu'.$E$8]" office:value-type="float" office:value="4.50102527397727" calcext:value-type="float">
            <text:p>4.501025</text:p>
          </table:table-cell>
          <table:table-cell table:formula="of:=[improvment1.E3]/[improvment1.$E$8]" office:value-type="float" office:value="3.91328449106762" calcext:value-type="float">
            <text:p>3.9132844911</text:p>
          </table:table-cell>
          <table:table-cell table:formula="of:=[improvment2.E3]/[improvment2.$E$8]" office:value-type="float" office:value="4.45278329307656" calcext:value-type="float">
            <text:p>4.45278329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zedHashMap</text:p>
          </table:table-cell>
          <table:table-cell table:formula="of:=['po-refactoringu'.E4]/['po-refactoringu'.$E$8]" office:value-type="float" office:value="0.61624691115486" calcext:value-type="float">
            <text:p>0.616247</text:p>
          </table:table-cell>
          <table:table-cell table:formula="of:=[improvment1.E4]/[improvment1.$E$8]" office:value-type="float" office:value="0.688815461319311" calcext:value-type="float">
            <text:p>0.6888154613</text:p>
          </table:table-cell>
          <table:table-cell table:formula="of:=[improvment2.E4]/[improvment2.$E$8]" office:value-type="float" office:value="0.637598111986772" calcext:value-type="float">
            <text:p>0.6375981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ynchronizedTreeMap</text:p>
          </table:table-cell>
          <table:table-cell table:formula="of:=['po-refactoringu'.E5]/['po-refactoringu'.$E$8]" office:value-type="float" office:value="1.85656236606194" calcext:value-type="float">
            <text:p>1.856562</text:p>
          </table:table-cell>
          <table:table-cell table:formula="of:=[improvment1.E5]/[improvment1.$E$8]" office:value-type="float" office:value="1.69907380839762" calcext:value-type="float">
            <text:p>1.6990738084</text:p>
          </table:table-cell>
          <table:table-cell table:formula="of:=[improvment2.E5]/[improvment2.$E$8]" office:value-type="float" office:value="1.80652724033055" calcext:value-type="float">
            <text:p>1.8065272403</text:p>
          </table:table-cell>
        </table:table-row>
      </table:table>
      <table:table table:name="po-refactoringu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om.coroptis.jblinktree.performance.MapTestConcurrent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4.952465" calcext:value-type="float">
            <text:p>84.952465</text:p>
          </table:table-cell>
          <table:table-cell office:value-type="float" office:value="14.391737" calcext:value-type="float">
            <text:p>14.391737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Jb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5.30334" calcext:value-type="float">
            <text:p>725.30334</text:p>
          </table:table-cell>
          <table:table-cell office:value-type="float" office:value="14.347518" calcext:value-type="float">
            <text:p>14.34751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30314" calcext:value-type="float">
            <text:p>99.30314</text:p>
          </table:table-cell>
          <table:table-cell office:value-type="float" office:value="17.355854" calcext:value-type="float">
            <text:p>17.35585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9.169812" calcext:value-type="float">
            <text:p>299.169812</text:p>
          </table:table-cell>
          <table:table-cell office:value-type="float" office:value="35.663158" calcext:value-type="float">
            <text:p>35.663158</text:p>
          </table:table-cell>
          <table:table-cell office:value-type="string" calcext:value-type="string">
            <text:p>ms/op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formula="of:=AVERAGE([.E2];[.E4];[.E5])" office:value-type="float" office:value="161.141805666667" calcext:value-type="float">
            <text:p>161.1418056667</text:p>
          </table:table-cell>
          <table:table-cell table:number-columns-repeated="2"/>
        </table:table-row>
      </table:table>
      <table:table table:name="improvment1" table:style-name="ta1"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om.coroptis.jblinktree.performance.MapTestConcurrent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.769417" calcext:value-type="float">
            <text:p>97.769417</text:p>
          </table:table-cell>
          <table:table-cell office:value-type="float" office:value="15.517058" calcext:value-type="float">
            <text:p>15.51705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Jb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25.049561" calcext:value-type="float">
            <text:p>625.049561</text:p>
          </table:table-cell>
          <table:table-cell office:value-type="float" office:value="22.102601" calcext:value-type="float">
            <text:p>22.1026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0.021084" calcext:value-type="float">
            <text:p>110.021084</text:p>
          </table:table-cell>
          <table:table-cell office:value-type="float" office:value="21.689119" calcext:value-type="float">
            <text:p>21.68911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71.384649" calcext:value-type="float">
            <text:p>271.384649</text:p>
          </table:table-cell>
          <table:table-cell office:value-type="float" office:value="31.400879" calcext:value-type="float">
            <text:p>31.400879</text:p>
          </table:table-cell>
          <table:table-cell office:value-type="string" calcext:value-type="string">
            <text:p>ms/op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formula="of:=AVERAGE([.E2];[.E4];[.E5])" office:value-type="float" office:value="159.72505" calcext:value-type="float">
            <text:p>159.72505</text:p>
          </table:table-cell>
          <table:table-cell table:number-columns-repeated="2"/>
        </table:table-row>
      </table:table>
      <table:table table:name="improvment2" table:style-name="ta1">
        <table:table-column table:style-name="co1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om.coroptis.jblinktree.performance.MapTestConcurrent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0.822843" calcext:value-type="float">
            <text:p>90.822843</text:p>
          </table:table-cell>
          <table:table-cell office:value-type="float" office:value="15.517058" calcext:value-type="float">
            <text:p>15.51705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Jb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27.528121" calcext:value-type="float">
            <text:p>727.528121</text:p>
          </table:table-cell>
          <table:table-cell office:value-type="float" office:value="22.102601" calcext:value-type="float">
            <text:p>22.102601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Hash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4.175417" calcext:value-type="float">
            <text:p>104.175417</text:p>
          </table:table-cell>
          <table:table-cell office:value-type="float" office:value="21.689119" calcext:value-type="float">
            <text:p>21.68911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m.coroptis.jblinktree.performance.MapTestSynchronizedTreeMap.insert_performance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95.16356" calcext:value-type="float">
            <text:p>295.16356</text:p>
          </table:table-cell>
          <table:table-cell office:value-type="float" office:value="31.400879" calcext:value-type="float">
            <text:p>31.400879</text:p>
          </table:table-cell>
          <table:table-cell office:value-type="string" calcext:value-type="string">
            <text:p>ms/op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table:formula="of:=AVERAGE([.E2];[.E4];[.E5])" office:value-type="float" office:value="163.387273333333" calcext:value-type="float">
            <text:p>163.38727333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number-style style:name="N124">
      <number:number number:decimal-places="5" loext:min-decimal-places="5" number:min-integer-digits="1" number:grouping="true"/>
    </number:number-style>
    <number:number-style style:name="N125">
      <number:number number:decimal-places="6" loext:min-decimal-places="6" number:min-integer-digits="1" number:grouping="true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 style:data-style-name="N2" text:time-value="22:32:42.21309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dc:date>2016-09-03T22:33:21.498075000</dc:date>
    <meta:editing-duration>PT16M49S</meta:editing-duration>
    <meta:editing-cycles>21</meta:editing-cycles>
    <meta:document-statistic meta:table-count="4" meta:cell-count="127" meta:object-count="0"/>
  </office:meta>
</office:document-meta>
</file>